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6785in" fo:margin-left="0.7556in" fo:margin-top="0in" fo:margin-bottom="0in" table:align="left" style:writing-mode="lr-tb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0.9174in"/>
    </style:style>
    <style:style style:name="Table1.D" style:family="table-column">
      <style:table-column-properties style:column-width="0.67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5" style:family="paragraph" style:parent-style-name="Standard">
      <style:text-properties style:text-line-through-style="solid" style:text-line-through-type="single" officeooo:paragraph-rsid="00115f52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1" style:family="paragraph" style:parent-style-name="Standard" style:master-page-name="Standard">
      <style:paragraph-properties style:page-number="1"/>
    </style:style>
    <style:style style:name="P12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13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14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5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  <style:text-properties officeooo:rsid="00115f52" officeooo:paragraph-rsid="00115f52"/>
    </style:style>
    <style:style style:name="P16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</style:style>
    <style:style style:name="P17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8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9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  <style:text-properties officeooo:rsid="00115f52" officeooo:paragraph-rsid="00115f52"/>
    </style:style>
    <style:style style:name="P20" style:family="paragraph" style:parent-style-name="Standard" style:list-style-name="WWNum1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21" style:family="paragraph" style:parent-style-name="Standard" style:list-style-name="WWNum2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-0.25in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style:text-underline-style="none" fo:font-weight="normal" fo:background-color="transparent" loext:char-shading-value="0" style:font-name-asian="Calibri2" style:font-size-asian="11pt" style:font-weight-asian="normal" style:font-name-complex="Calibri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fo:background-color="transparent" loext:char-shading-value="0" style:font-name-asian="Calibri2" style:font-size-asian="11pt" style:font-style-asian="italic" style:font-weight-asian="normal" style:font-name-complex="Calibri2" style:font-size-complex="11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15f52"/>
    </style:style>
    <style:style style:name="T10" style:family="text">
      <style:text-properties style:text-underline-style="solid" style:text-underline-width="auto" style:text-underline-color="font-color" officeooo:rsid="00133133"/>
    </style:style>
    <style:style style:name="T11" style:family="text">
      <style:text-properties style:text-underline-style="solid" style:text-underline-width="auto" style:text-underline-color="font-color" officeooo:rsid="0013c10b"/>
    </style:style>
    <style:style style:name="T12" style:family="text">
      <style:text-properties style:text-underline-style="solid" style:text-underline-width="auto" style:text-underline-color="font-color" officeooo:rsid="00162b70"/>
    </style:style>
    <style:style style:name="T13" style:family="text">
      <style:text-properties style:text-underline-style="solid" style:text-underline-width="auto" style:text-underline-color="font-color" officeooo:rsid="00165aba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5f52" style:font-style-asian="italic" style:font-style-complex="italic"/>
    </style:style>
    <style:style style:name="T17" style:family="text">
      <style:text-properties officeooo:rsid="00115f52"/>
    </style:style>
    <style:style style:name="T18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9" style:family="text">
      <style:text-properties style:text-line-through-style="solid" style:text-line-through-type="single" style:text-underline-style="solid" style:text-underline-width="auto" style:text-underline-color="font-color" officeooo:rsid="00162b70"/>
    </style:style>
    <style:style style:name="T20" style:family="text">
      <style:text-properties style:text-line-through-style="solid" style:text-line-through-type="single" style:text-underline-style="solid" style:text-underline-width="auto" style:text-underline-color="font-color" officeooo:rsid="0013c10b"/>
    </style:style>
    <style:style style:name="T21" style:family="text">
      <style:text-properties style:text-line-through-style="solid" style:text-line-through-type="single" style:text-underline-style="solid" style:text-underline-width="auto" style:text-underline-color="font-color" officeooo:rsid="00165a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Knowledge Celebrations. <text:s/></text:span><text:span text:style-name="T19">20%</text:span><text:span text:style-name="T12"> </text:span><text:span text:style-name="T10">1</text:span><text:span text:style-name="T8">0% of your semester grade will come from Knowledge Celebrations</text:span></text:p>
      <text:p text:style-name="Standard">The content in this course will be introduced using a mix of labs and interactive lectures. <text:s/>To help ensure you are understanding the content and help me better guide your learning, I will incorporate Knowledge Celebrations. <text:s/>The Knowledge Celebrations will take place each Friday. <text:s/></text:p>
      <text:list xml:id="list3512037871" text:style-name="WWNum2">
        <text:list-item>
          <text:p text:style-name="P12">If you miss a <text:bookmark-start text:name="__DdeLink__208_744476427"/>Knowledge Celebration<text:bookmark-end text:name="__DdeLink__208_744476427"/>, you are expected to complete the Knowledge celebration outside of class</text:p>
        </text:list-item>
        <text:list-item>
          <text:p text:style-name="P12">All Knowledge Celebrations must be completed two weeks before the end of the semester</text:p>
        </text:list-item>
        <text:list-item>
          <text:p text:style-name="P16">Retakes on Knowledge Celebrations will only be permitted under the following conditions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All labs and assignments relating to the Knowledge Celebration have been completed</text:p>
                                        </text:list-item>
                                        <text:list-item>
                                          <text:p text:style-name="P21">You have met with Ms. Pluska to discuss the items misse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All Knowledge Celebrations must be completed two weeks before the end of the semester</text:p>
        </text:list-item>
      </text:list>
      <text:p text:style-name="P7"/>
      <text:p text:style-name="Standard"><text:span text:style-name="T8">Activities &amp; Programming labs. <text:s/></text:span><text:span text:style-name="T21">4</text:span><text:span text:style-name="T18">0%</text:span><text:span text:style-name="T8"> </text:span><text:span text:style-name="T13">50% </text:span><text:span text:style-name="T8">of your semester grade will come from Activities &amp; Programming labs.</text:span></text:p>
      <text:p text:style-name="Standard">This course will combine small activities and programming labs to help teach and reinforce concepts. <text:s/>Because computer science is a collaborative effort and many of the activities and labs will consist of a group and individual component. <text:s/>If you do not participate or complete the group component, you will be exempted from this portion, however you are responsible for completing the individual component during the allotted class time. <text:s/>If you are unable to complete the individual component during this allotted time, it is expected that you will work outside of class to do so. <text:s/></text:p>
      <text:list xml:id="list3008427970" text:style-name="WWNum1">
        <text:list-item>
          <text:p text:style-name="P13"><text:span text:style-name="T4">There is no late penalty for submitting activities and programming </text:span>labs</text:p>
        </text:list-item>
        <text:list-item>
          <text:p text:style-name="P20"><text:span text:style-name="T5">All activit</text:span>ies and programming<text:span text:style-name="T5"> </text:span>labs must be completed<text:span text:style-name="T14"> two weeks before the end of the semester</text:span><text:span text:style-name="T6"> <text:s/></text:span></text:p>
        </text:list-item>
      </text:list>
      <text:p text:style-name="P5"><text:span text:style-name="T9">AP Exam Reviews</text:span><text:span text:style-name="T8">. 20% of your semester grade will </text:span><text:span text:style-name="T9">come from the AP Exam Reviews</text:span><text:span text:style-name="T8">.</text:span></text:p>
      <text:p text:style-name="P3">As we approach the AP Exam we will complete several practice multiple choice exams which will help prepare you for the actual exam. <text:s/>We will complete 2 to 4 practice exams depending on the time permitted. <text:s/></text:p>
      <text:list xml:id="list172733575736426" text:continue-numbering="true" text:style-name="WWNum1">
        <text:list-item>
          <text:p text:style-name="P14">Retakes on the AP Exam Reviews must be completed before your scheduled AP Exam. <text:s/></text:p>
        </text:list-item>
        <text:list-item>
          <text:p text:style-name="P17">Retakes may only be completed outside of class</text:p>
        </text:list-item>
        <text:list-item>
          <text:p text:style-name="P17">The retake exam will cover the same content as the exam taken in class, but will consists of different questions</text:p>
          <text:p text:style-name="P18"/>
        </text:list-item>
      </text:list>
      <text:p text:style-name="Standard"><text:soft-page-break/><text:span text:style-name="T9">Create Task</text:span><text:span text:style-name="T8">. </text:span><text:span text:style-name="T18">20%</text:span><text:span text:style-name="T8"> </text:span><text:span text:style-name="T10">40% </text:span><text:span text:style-name="T8">of your semester grade will be </text:span><text:span text:style-name="T9">based on your Create Task</text:span><text:span text:style-name="T8">.</text:span></text:p>
      <text:p text:style-name="Standard"><text:span text:style-name="T17">This portion of your grade</text:span> will require you to complete the <text:span text:style-name="T16">Create</text:span><text:span text:style-name="T15"> Task</text:span> required of the AP Exam. <text:s/>You will present your <text:span text:style-name="T17">project</text:span> on the day of your scheduled exam. </text:p>
      <text:list xml:id="list172732029257878" text:continue-list="list3512037871" text:style-name="WWNum2">
        <text:list-item>
          <text:p text:style-name="P15">Corrections will not be permitted on the <text:span text:style-name="T15">Create Task</text:span></text:p>
        </text:list-item>
        <text:list-item>
          <text:p text:style-name="P19">There will be a 10% deduction for each week late</text:p>
          <text:p text:style-name="P19"/>
        </text:list-item>
      </text:list>
      <text:p text:style-name="P6"><text:bookmark text:name="_heading=h.mzaj65u338jb"/>Grade Calculation</text:p>
      <text:p text:style-name="Standard">All work submitted will be graded on a five point scale (the conversion from the earned percentage to the five point scale is given below). 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Assignment</text:p>
            <text:p text:style-name="P10">Percent</text:p>
          </table:table-cell>
          <table:table-cell table:style-name="Table1.A1" office:value-type="string">
            <text:p text:style-name="P10">5-point scale</text:p>
          </table:table-cell>
          <table:table-cell table:style-name="Table1.A1" office:value-type="string">
            <text:p text:style-name="P10">IC Percent</text:p>
          </table:table-cell>
          <table:table-cell table:style-name="Table1.A1" office:value-type="string">
            <text:p text:style-name="P10">Grade</text:p>
          </table:table-cell>
        </table:table-row>
        <table:table-row table:style-name="Table1.1">
          <table:table-cell table:style-name="Table1.A1" office:value-type="string">
            <text:p text:style-name="P8">100+</text:p>
          </table:table-cell>
          <table:table-cell table:style-name="Table1.A1" office:value-type="string">
            <text:p text:style-name="P8">5.00</text:p>
          </table:table-cell>
          <table:table-cell table:style-name="Table1.A1" office:value-type="string">
            <text:p text:style-name="P9">100</text:p>
          </table:table-cell>
          <table:table-cell table:style-name="Table1.A1" office:value-type="string">
            <text:p text:style-name="P9">A</text:p>
          </table:table-cell>
        </table:table-row>
        <table:table-row table:style-name="Table1.1">
          <table:table-cell table:style-name="Table1.A1" office:value-type="string">
            <text:p text:style-name="P8">&gt;=95</text:p>
          </table:table-cell>
          <table:table-cell table:style-name="Table1.A1" office:value-type="string">
            <text:p text:style-name="P8">4.50</text:p>
          </table:table-cell>
          <table:table-cell table:style-name="Table1.A1" office:value-type="string">
            <text:p text:style-name="P9">95</text:p>
          </table:table-cell>
          <table:table-cell table:style-name="Table1.A1" office:value-type="string">
            <text:p text:style-name="P9">A</text:p>
          </table:table-cell>
        </table:table-row>
        <table:table-row table:style-name="Table1.1">
          <table:table-cell table:style-name="Table1.A1" office:value-type="string">
            <text:p text:style-name="P8">&gt;=90</text:p>
          </table:table-cell>
          <table:table-cell table:style-name="Table1.A1" office:value-type="string">
            <text:p text:style-name="P8">4.00</text:p>
          </table:table-cell>
          <table:table-cell table:style-name="Table1.A1" office:value-type="string">
            <text:p text:style-name="P9">90</text:p>
          </table:table-cell>
          <table:table-cell table:style-name="Table1.A1" office:value-type="string">
            <text:p text:style-name="P9">A</text:p>
          </table:table-cell>
        </table:table-row>
        <table:table-row table:style-name="Table1.1">
          <table:table-cell table:style-name="Table1.A1" office:value-type="string">
            <text:p text:style-name="P8">&gt;=85</text:p>
          </table:table-cell>
          <table:table-cell table:style-name="Table1.A1" office:value-type="string">
            <text:p text:style-name="P8">3.50</text:p>
          </table:table-cell>
          <table:table-cell table:style-name="Table1.A1" office:value-type="string">
            <text:p text:style-name="P9">85</text:p>
          </table:table-cell>
          <table:table-cell table:style-name="Table1.A1" office:value-type="string">
            <text:p text:style-name="P9">B</text:p>
          </table:table-cell>
        </table:table-row>
        <table:table-row table:style-name="Table1.1">
          <table:table-cell table:style-name="Table1.A1" office:value-type="string">
            <text:p text:style-name="P8">&gt;=80</text:p>
          </table:table-cell>
          <table:table-cell table:style-name="Table1.A1" office:value-type="string">
            <text:p text:style-name="P8">3.00</text:p>
          </table:table-cell>
          <table:table-cell table:style-name="Table1.A1" office:value-type="string">
            <text:p text:style-name="P9">80</text:p>
          </table:table-cell>
          <table:table-cell table:style-name="Table1.A1" office:value-type="string">
            <text:p text:style-name="P9">B</text:p>
          </table:table-cell>
        </table:table-row>
        <table:table-row table:style-name="Table1.1">
          <table:table-cell table:style-name="Table1.A1" office:value-type="string">
            <text:p text:style-name="P8">&gt;=75</text:p>
          </table:table-cell>
          <table:table-cell table:style-name="Table1.A1" office:value-type="string">
            <text:p text:style-name="P8">2.50</text:p>
          </table:table-cell>
          <table:table-cell table:style-name="Table1.A1" office:value-type="string">
            <text:p text:style-name="P9">75</text:p>
          </table:table-cell>
          <table:table-cell table:style-name="Table1.A1" office:value-type="string">
            <text:p text:style-name="P9">C</text:p>
          </table:table-cell>
        </table:table-row>
        <table:table-row table:style-name="Table1.1">
          <table:table-cell table:style-name="Table1.A1" office:value-type="string">
            <text:p text:style-name="P8">&gt;=70</text:p>
          </table:table-cell>
          <table:table-cell table:style-name="Table1.A1" office:value-type="string">
            <text:p text:style-name="P8">2.00</text:p>
          </table:table-cell>
          <table:table-cell table:style-name="Table1.A1" office:value-type="string">
            <text:p text:style-name="P9">70</text:p>
          </table:table-cell>
          <table:table-cell table:style-name="Table1.A1" office:value-type="string">
            <text:p text:style-name="P9">C</text:p>
          </table:table-cell>
        </table:table-row>
        <table:table-row table:style-name="Table1.1">
          <table:table-cell table:style-name="Table1.A1" office:value-type="string">
            <text:p text:style-name="P8">&gt;=65</text:p>
          </table:table-cell>
          <table:table-cell table:style-name="Table1.A1" office:value-type="string">
            <text:p text:style-name="P8">1.50</text:p>
          </table:table-cell>
          <table:table-cell table:style-name="Table1.A1" office:value-type="string">
            <text:p text:style-name="P9">65</text:p>
          </table:table-cell>
          <table:table-cell table:style-name="Table1.A1" office:value-type="string">
            <text:p text:style-name="P9">D</text:p>
          </table:table-cell>
        </table:table-row>
        <table:table-row table:style-name="Table1.1">
          <table:table-cell table:style-name="Table1.A1" office:value-type="string">
            <text:p text:style-name="P8">&gt;=60</text:p>
          </table:table-cell>
          <table:table-cell table:style-name="Table1.A1" office:value-type="string">
            <text:p text:style-name="P8">1.00</text:p>
          </table:table-cell>
          <table:table-cell table:style-name="Table1.A1" office:value-type="string">
            <text:p text:style-name="P9">60</text:p>
          </table:table-cell>
          <table:table-cell table:style-name="Table1.A1" office:value-type="string">
            <text:p text:style-name="P9">D</text:p>
          </table:table-cell>
        </table:table-row>
        <table:table-row table:style-name="Table1.1">
          <table:table-cell table:style-name="Table1.A1" office:value-type="string">
            <text:p text:style-name="P8">&gt;=55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P9">55</text:p>
          </table:table-cell>
          <table:table-cell table:style-name="Table1.A1" office:value-type="string">
            <text:p text:style-name="P9">F</text:p>
          </table:table-cell>
        </table:table-row>
        <table:table-row table:style-name="Table1.1">
          <table:table-cell table:style-name="Table1.A1" office:value-type="string">
            <text:p text:style-name="P8">&lt;55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9">50</text:p>
          </table:table-cell>
          <table:table-cell table:style-name="Table1.A1" office:value-type="string">
            <text:p text:style-name="P9">F</text:p>
          </table:table-cell>
        </table:table-row>
      </table:table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24pt" fo:language="en" fo:country="US" fo:font-weight="bold" style:letter-kerning="false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8pt" fo:language="en" fo:country="US" fo:font-weight="bold" style:letter-kerning="false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4pt" fo:language="en" fo:country="US" fo:font-weight="bold" style:letter-kerning="false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2pt" fo:language="en" fo:country="US" fo:font-weight="bold" style:letter-kerning="false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0pt" fo:language="en" fo:country="US" fo:font-weight="bold" style:letter-kerning="false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LO-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size-asian="11pt" style:font-weight-asian="normal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alibri2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complex="Calibri2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M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2" style:family="text">
      <style:text-properties fo:font-size="14pt" fo:font-weight="bold" style:font-size-asian="14pt" style:font-weight-asian="bold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rading Policy for Ms. Pluska’s AP Computer Science </text:span><text:span text:style-name="MT2">Principles</text:span><text:span text:style-name="MT1"> Semester </text:span><text:span text:style-name="MT3">2 – </text:span><text:span text:style-name="MT4">COVID-19 </text:span></text:p>
        <text:p text:style-name="MP2"/>
      </style:header>
      <style:footer>
        <text:p text:style-name="Standard">_____________________________________________________________________________________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27:00</meta:creation-date>
    <meta:initial-creator>Annie Schmidt</meta:initial-creator>
    <dc:language>en-US</dc:language>
    <dc:date>2020-03-31T17:27:31.771014399</dc:date>
    <meta:editing-cycles>12</meta:editing-cycles>
    <meta:editing-duration>PT34M12S</meta:editing-duration>
    <meta:generator>LibreOffice/6.0.7.3$Linux_X86_64 LibreOffice_project/00m0$Build-3</meta:generator>
    <meta:document-statistic meta:table-count="1" meta:image-count="0" meta:object-count="0" meta:page-count="2" meta:paragraph-count="76" meta:word-count="538" meta:character-count="3112" meta:non-whitespace-character-count="2637"/>
  </office:meta>
</office:document-meta>
</file>